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22T00:00:00" table:style-name="ce5">
            <text:p>22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4" table:style-name="ce9">
            <text:p>14</text:p>
          </table:table-cell>
          <table:table-cell office:value-type="currency" office:value="14" table:formula="of:=[.A10]*([.D10]+50*[.C10])" table:style-name="ce10">
            <text:p>CHF 1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20" table:formula="of:=[.A11]*([.D11]+50*[.C11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50" table:formula="of:=[.A12]*([.D12]+25*[.C12])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" table:formula="of:=[.A14]*[.D14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64" table:formula="of:=SUM([.E6:.E18])" table:number-columns-spanned="2" table:number-rows-spanned="1" table:style-name="ce12">
            <text:p>CHF 164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2-11-22T13:27:16Z</dc:date>
    <meta:editing-cycles>13</meta:editing-cycles>
    <meta:editing-duration>PT18807S</meta:editing-duration>
  </office:meta>
</office:document-meta>
</file>